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1359d" officeooo:paragraph-rsid="0001359d"/>
    </style:style>
    <style:style style:name="P2" style:family="paragraph" style:parent-style-name="Standard">
      <style:paragraph-properties fo:text-align="center" style:justify-single-word="false"/>
      <style:text-properties style:font-name="Calibri" fo:font-style="italic" officeooo:rsid="0001359d" officeooo:paragraph-rsid="0001359d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Calibri" fo:font-style="normal" officeooo:rsid="0001359d" officeooo:paragraph-rsid="0001359d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tyle="italic" officeooo:rsid="0001359d" officeooo:paragraph-rsid="0001359d" fo:background-color="#ffff00" style:font-style-asian="italic" style:font-style-complex="italic"/>
    </style:style>
    <style:style style:name="P5" style:family="paragraph" style:parent-style-name="Text_20_body">
      <style:paragraph-properties fo:text-align="start" style:justify-single-word="false"/>
      <style:text-properties officeooo:paragraph-rsid="0001359d"/>
    </style:style>
    <style:style style:name="P6" style:family="paragraph" style:parent-style-name="Standard">
      <style:paragraph-properties fo:text-align="start" style:justify-single-word="false"/>
      <style:text-properties style:font-name="Calibri" fo:font-style="normal" officeooo:rsid="0001359d" officeooo:paragraph-rsid="0001359d" fo:background-color="transparent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Calibri" fo:font-style="italic" officeooo:rsid="0001359d" officeooo:paragraph-rsid="0001359d" fo:background-color="transparent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14d02"/>
    </style:style>
    <style:style style:name="T4" style:family="text">
      <style:text-properties officeooo:rsid="0002be09"/>
    </style:style>
    <style:style style:name="T5" style:family="text">
      <style:text-properties fo:background-color="#ffff00" loext:char-shading-value="0"/>
    </style:style>
    <style:style style:name="T6" style:family="text">
      <style:text-properties style:font-name="Calibri" fo:font-style="normal" fo:font-weight="normal" officeooo:rsid="0001359d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style:font-name="Calibri" fo:font-style="normal" fo:font-weight="normal" officeooo:rsid="0002be09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style:font-name="Calibri" fo:font-style="italic" fo:font-weight="normal" officeooo:rsid="0001359d" fo:background-color="#ffff00" loext:char-shading-value="0" style:font-style-asian="italic" style:font-weight-asian="normal" style:font-style-complex="italic" style:font-weight-complex="normal"/>
    </style:style>
    <style:style style:name="T9" style:family="text">
      <style:text-properties style:font-name="Calibri" fo:font-style="italic" fo:font-weight="normal" officeooo:rsid="0001359d" fo:background-color="transparent" loext:char-shading-value="0" style:font-style-asian="italic" style:font-weight-asian="normal" style:font-style-complex="italic" style:font-weight-complex="normal"/>
    </style:style>
    <style:style style:name="T10" style:family="text">
      <style:text-properties style:font-name="Calibri" fo:font-weight="normal" style:font-weight-asian="normal" style:font-weight-complex="normal"/>
    </style:style>
    <style:style style:name="T11" style:family="text">
      <style:text-properties style:font-name="Calibri" fo:font-weight="normal" officeooo:rsid="0002be09" style:font-weight-asian="normal" style:font-weight-complex="normal"/>
    </style:style>
    <style:style style:name="T12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Calibri" fo:font-weight="normal" officeooo:rsid="0005e69c" style:font-weight-asian="normal" style:font-weight-complex="normal"/>
    </style:style>
    <style:style style:name="T14" style:family="text">
      <style:text-properties style:font-name="Calibri" fo:font-style="italic" fo:font-weight="normal" officeooo:rsid="0005e69c" style:font-style-asian="italic" style:font-weight-asian="normal" style:font-style-complex="italic" style:font-weight-complex="normal"/>
    </style:style>
    <style:style style:name="T15" style:family="text">
      <style:text-properties style:text-underline-style="solid" style:text-underline-width="auto" style:text-underline-color="font-color" officeooo:rsid="00014d02"/>
    </style:style>
    <style:style style:name="T16" style:family="text">
      <style:text-properties style:text-underline-style="none"/>
    </style:style>
    <style:style style:name="T17" style:family="text">
      <style:text-properties style:text-underline-style="long-dash" style:text-underline-width="auto" style:text-underline-color="font-color"/>
    </style:style>
    <style:style style:name="T18" style:family="text">
      <style:text-properties fo:font-weight="bold" officeooo:rsid="00014d02" style:font-weight-asian="bold" style:font-weight-complex="bold"/>
    </style:style>
    <style:style style:name="T19" style:family="text">
      <style:text-properties fo:font-style="italic" officeooo:rsid="00014d02" style:font-style-asian="italic" style:font-style-complex="italic"/>
    </style:style>
    <style:style style:name="T20" style:family="text">
      <style:text-properties fo:font-weight="bold" officeooo:rsid="0002be0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UNNO:</text:span> Ignazio Leonardo Calogero Sperandeo</text:p>
      <text:p text:style-name="P1"><text:span text:style-name="T1">CLASSE: </text:span>5C Inf.</text:p>
      <text:p text:style-name="P1"><text:span text:style-name="T1">DATA:</text:span> 14/04/2025</text:p>
      <text:p text:style-name="P1"><text:span text:style-name="T1">ESERCITAZIONE:</text:span> Relazione normalizzazione tabella Prodotti, esercizio su classroom.</text:p>
      <text:p text:style-name="P1"/>
      <text:p text:style-name="P1"/>
      <text:p text:style-name="P1">Il progetto logico della realtà che si sta analizzando è il segunte:</text:p>
      <text:p text:style-name="P1"/>
      <text:p text:style-name="P2">Prodotti(<text:span text:style-name="T2">Codice Prodotto</text:span>, Nome Prodotto, Produttore, Citta Produttore)</text:p>
      <text:p text:style-name="P3"/>
      <text:p text:style-name="P3"><text:span text:style-name="T3">L</text:span>a tabella non risulta in <text:span text:style-name="T4">Terza Forma Normale (</text:span>3FN<text:span text:style-name="T4">)</text:span>, in quanto è presente la seguente <text:span text:style-name="T5">dipendenza funzionale transitiva</text:span>:</text:p>
      <text:p text:style-name="P3"/>
      <text:p text:style-name="P2">Codice_Prodotto → (Nome_Prodotto, Produttore)</text:p>
      <text:p text:style-name="P4">Produttore → Citta_Produttore</text:p>
      <text:p text:style-name="P4"/>
      <text:p text:style-name="P5"><text:span text:style-name="T6">Si procede con la </text:span><text:span text:style-name="Strong_20_Emphasis"><text:span text:style-name="T6">normalizzazione della tabella secondo l’algoritmo previsto per la </text:span></text:span><text:span text:style-name="Strong_20_Emphasis"><text:span text:style-name="T7">3FN</text:span></text:span><text:span text:style-name="T6">. La </text:span><text:span text:style-name="Strong_20_Emphasis"><text:span text:style-name="T6">dipendenza funzionale transitiva</text:span></text:span><text:span text:style-name="T6"> </text:span><text:span text:style-name="Source_20_Text"><text:span text:style-name="T8">Produttore → Citta_Produttore</text:span></text:span><text:span text:style-name="T6"> viene eliminata attraverso la creazione di una nuova </text:span><text:span text:style-name="T7">tabella</text:span><text:span text:style-name="T6">, in cui il </text:span><text:span text:style-name="Strong_20_Emphasis"><text:span text:style-name="T6">campo determinante</text:span></text:span><text:span text:style-name="T6"> </text:span><text:span text:style-name="Source_20_Text"><text:span text:style-name="T9">Produttore</text:span></text:span><text:span text:style-name="T6"> diventa la </text:span><text:span text:style-name="Strong_20_Emphasis"><text:span text:style-name="T6">chiave primaria</text:span></text:span><text:span text:style-name="T6">, mentre </text:span><text:span text:style-name="Source_20_Text"><text:span text:style-name="T9">Citta_Produttore</text:span></text:span><text:span text:style-name="T6"> costituisce </text:span><text:span text:style-name="T7">il campo</text:span><text:span text:style-name="T6"> dipendente. </text:span><text:span text:style-name="T10">La nuova tabella così ottenuta si relaziona con la </text:span><text:span text:style-name="T11">tabella</text:span><text:span text:style-name="T10"> </text:span><text:span text:style-name="Source_20_Text"><text:span text:style-name="T10">Prodotti</text:span></text:span><text:span text:style-name="T10"> mediante un'associazione di </text:span><text:span text:style-name="Strong_20_Emphasis"><text:span text:style-name="T10">tipo 1:N</text:span></text:span><text:span text:style-name="T10">. Di conseguenza, nella tabella </text:span><text:span text:style-name="Source_20_Text"><text:span text:style-name="T10">Prodotti</text:span></text:span><text:span text:style-name="T10">, i campi </text:span><text:span text:style-name="Source_20_Text"><text:span text:style-name="T12">Produttore</text:span></text:span><text:span text:style-name="T10"> e </text:span><text:span text:style-name="Source_20_Text"><text:span text:style-name="T12">Citta_Produttore</text:span></text:span><text:span text:style-name="T10"> vengono rimossi e sostituiti da un </text:span><text:span text:style-name="Strong_20_Emphasis"><text:span text:style-name="T10">riferimento al produttore</text:span></text:span><text:span text:style-name="T10">, che funge da </text:span><text:span text:style-name="Strong_20_Emphasis"><text:span text:style-name="T10">chiave esterna (FK)</text:span></text:span><text:span text:style-name="T10">. </text:span><text:span text:style-name="T11">P</text:span><text:span text:style-name="T10">er garantire </text:span><text:span text:style-name="Strong_20_Emphasis"><text:span text:style-name="T10">l’univocità dei produttori</text:span></text:span><text:span text:style-name="T10">, si propone infine l’introduzione di una </text:span><text:span text:style-name="Strong_20_Emphasis"><text:span text:style-name="T10">chiave primaria surrogata</text:span></text:span><text:span text:style-name="T10"> (</text:span><text:span text:style-name="Source_20_Text"><text:span text:style-name="T10">ID</text:span></text:span><text:span text:style-name="T10">) nella tabella dei produttori. Tale chiave renderà più efficiente l’associazione con i prodotti, </text:span><text:span text:style-name="T13">mantenendo l’univocità sul campo </text:span><text:span text:style-name="T14">Produttore</text:span><text:span text:style-name="T10">.</text:span></text:p>
      <text:p text:style-name="P2">Produttor<text:span text:style-name="T3">i</text:span>(<text:span text:style-name="T15">ID</text:span><text:span text:style-name="T3">, </text:span><text:span text:style-name="T16">Produttore</text:span>, Citta_Produttore)</text:p>
      <text:p text:style-name="P2">Prodotti(<text:span text:style-name="T2">Codice Prodotto</text:span>, Nome_Prodotto, <text:span text:style-name="T17">Produttore</text:span>)</text:p>
      <text:p text:style-name="P2"/>
      <text:p text:style-name="P6"><text:span text:style-name="T4">Sebbene</text:span><text:span text:style-name="T3"> la 3FN non lo richieda</text:span>, <text:span text:style-name="T3">al fine di garantire, ulteriormente, un database non </text:span><text:span text:style-name="T18">ridondante</text:span><text:span text:style-name="T3">, </text:span>si rende una nuova tabella: Citta, evitando valori ripetuti nella colonna <text:span text:style-name="T3">(</text:span><text:span text:style-name="T19">Citta_Produttore</text:span><text:span text:style-name="T3">)</text:span> della tabella Produttore <text:span text:style-name="T4">evitando possibili </text:span><text:span text:style-name="T20">inconsistenze</text:span>, <text:span text:style-name="T3">d</text:span>i seguito il progetto logico finale:</text:p>
      <text:p text:style-name="P6"/>
      <text:p text:style-name="P7">Citta (<text:span text:style-name="T2">ID</text:span>, Nome)</text:p>
      <text:p text:style-name="P2">Produttore(<text:span text:style-name="T15">ID</text:span><text:span text:style-name="T3">, </text:span><text:span text:style-name="T16">Produttore</text:span>, <text:span text:style-name="T17">Citta</text:span>)</text:p>
      <text:p text:style-name="P2">Prodotti(<text:span text:style-name="T2">Codice Prodotto</text:span>, Nome Prodotto, <text:span text:style-name="T17">Produttore</text:span>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02:02:45.230080003</meta:creation-date>
    <dc:date>2025-04-26T02:34:59.517564701</dc:date>
    <meta:editing-duration>PT9M5S</meta:editing-duration>
    <meta:editing-cycles>3</meta:editing-cycles>
    <meta:generator>LibreOffice/24.8.4.2$Linux_X86_64 LibreOffice_project/bb3cfa12c7b1bf994ecc5649a80400d06cd71002</meta:generator>
    <meta:document-statistic meta:table-count="0" meta:image-count="0" meta:object-count="0" meta:page-count="1" meta:paragraph-count="16" meta:word-count="238" meta:character-count="1845" meta:non-whitespace-character-count="1623"/>
  </office:meta>
</office:document-meta>
</file>